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tyle="normal" style:font-style-asian="normal" style:font-style-complex="normal"/>
    </style:style>
    <style:style style:name="P2" style:family="paragraph" style:parent-style-name="Standard" style:list-style-name="L1">
      <style:paragraph-properties fo:text-align="justify" style:justify-single-word="false"/>
      <style:text-properties fo:font-style="normal" style:font-style-asian="normal" style:font-style-complex="normal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fo:font-style="italic" style:font-style-asian="italic" style:font-style-complex="italic"/>
    </style:style>
    <style:style style:name="P5" style:family="paragraph" style:parent-style-name="Heading_20_1">
      <style:paragraph-properties fo:text-align="center" style:justify-single-word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Jakaś tam nazwa historyjki</text:h>
      <text:p text:style-name="P3">Pewnego dnia jakiś znajomy ostatnio opowiedział mi co przydarzyło mu się w hipermarkecie. Podczas zakupów rodzinnych jego mama zauważyła, że papier toaletowy, z którego zawsze korzystają jest w bardzo okazyjnej cenie, więc bez zastanowienia zakupili 3 duże paczki. Po zapłaceniu kolega wziął dwie paczki „pod pachę” i kierował się ku wyjściu. Gdy był już przed nimi mama przypomniała sobie, że musi uzupełnić leki w domowej apteczce, więc poprosiła go, by szybko wskoczył do apteki i kupił środki na zatwardzenie. Kolega bez zastanowienia wszedł razem z paczkami papieru toaletowego do apteki i poprosił o ten specyfik. Wyraz twarzy klientów apteki był bezcenny, co szybko zauważył i zorientował się co zrobił źle.</text:p>
      <text:list xml:id="list32515721" text:style-name="L1">
        <text:list-header>
          <text:p text:style-name="P2"/>
        </text:list-header>
      </text:list>
      <text:p text:style-name="P1"/>
      <text:p text:style-name="P1"/>
      <text:p text:style-name="P1"/>
      <text:p text:style-name="P4">Michał Wachułk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 </meta:initial-creator>
    <meta:creation-date>2012-04-03T09:54:47</meta:creation-date>
    <dc:date>2013-03-20T12:47:44.49</dc:date>
    <meta:editing-duration>PT21M7S</meta:editing-duration>
    <meta:editing-cycles>7</meta:editing-cycles>
    <meta:generator>OpenOffice.org/3.3$Win32 OpenOffice.org_project/330m20$Build-9567</meta:generator>
    <meta:document-statistic meta:table-count="0" meta:image-count="0" meta:object-count="0" meta:page-count="1" meta:paragraph-count="3" meta:word-count="117" meta:character-count="755"/>
  </office:meta>
</office:document-meta>
</file>